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1.1215in"/>
    </style:style>
    <style:style style:name="Table1.D" style:family="table-column">
      <style:table-column-properties style:column-width="1.2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9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line-height="150%"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4in" fo:margin-right="0in" fo:text-indent="0in" style:auto-text-indent="fals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12" style:family="paragraph" style:parent-style-name="Standard">
      <style:paragraph-properties fo:margin-left="4in" fo:margin-right="0in" fo:text-indent="0in" style:auto-text-indent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1in" fo:margin-right="0.4909in" fo:text-align="justify" style:justify-single-word="false" fo:text-indent="-1in" style:auto-text-indent="false">
        <style:tab-stops>
          <style:tab-stop style:position="6.4957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in" fo:margin-right="-0.1in" fo:line-height="15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fo:margin-top="0.0835in" fo:margin-bottom="0in" fo:text-align="justify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margin-top="0.0835in" fo:margin-bottom="0in"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line-height="150%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paragraph-properties fo:line-height="150%" fo:text-align="end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 fo:line-height="9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5" style:family="paragraph" style:parent-style-name="Standard">
      <style:paragraph-properties fo:line-height="150%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zxx" fo:country="none" style:font-size-asian="14pt" style:language-asian="zxx" style:country-asian="none" style:font-size-complex="16pt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language="zxx" fo:country="none" fo:font-weight="normal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30" style:family="paragraph" style:parent-style-name="Standard" style:list-style-name="L1">
      <style:paragraph-properties fo:line-height="150%" fo:text-align="start" style:justify-single-word="false"/>
      <style:text-properties fo:font-size="14pt" fo:language="zxx" fo:country="none" fo:font-weight="normal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4pt" fo:language="zxx" fo:country="none" fo:font-weight="normal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32" style:family="paragraph" style:parent-style-name="Standard">
      <style:paragraph-properties fo:text-align="center" style:justify-single-word="false"/>
      <style:text-properties fo:text-transform="uppercase" fo:font-size="14pt" fo:language="zxx" fo:country="none" style:font-size-asian="14pt" style:language-asian="zxx" style:country-asian="none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fo:text-transform="uppercase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P34" style:family="paragraph" style:parent-style-name="Standard">
      <style:paragraph-properties fo:text-align="center" style:justify-single-word="false"/>
      <style:text-properties fo:text-transform="uppercase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style:text-position="super 58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style:paragraph-properties fo:margin-left="0in" fo:margin-right="-0.0016in" fo:line-height="150%" fo:text-align="center" style:justify-single-word="false" fo:text-indent="0in" style:auto-text-indent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4in" fo:margin-right="0in" fo:line-height="150%" fo:text-indent="0in" style:auto-text-indent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2.95in" fo:margin-right="0in" fo:line-height="150%" fo:text-align="center" style:justify-single-word="false" fo:text-indent="0.4917in" style:auto-text-indent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2.95in" fo:margin-right="0in" fo:text-align="end" style:justify-single-word="false" fo:text-indent="0in" style:auto-text-indent="false" fo:background-color="#ffffff">
        <style:background-image/>
      </style:paragraph-properties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0" style:family="paragraph" style:parent-style-name="Standard">
      <style:paragraph-properties fo:margin-left="2.95in" fo:margin-right="0in" fo:text-align="end" style:justify-single-word="false" fo:text-indent="0in" style:auto-text-indent="false" fo:background-color="#ffffff">
        <style:background-image/>
      </style:paragraph-properties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41" style:family="paragraph" style:parent-style-name="Standard">
      <style:paragraph-properties fo:margin-left="2.95in" fo:margin-right="0in" fo:text-align="end" style:justify-single-word="false" fo:text-indent="0.4252in" style:auto-text-indent="false" fo:background-color="#ffffff">
        <style:background-image/>
      </style:paragraph-properties>
      <style:text-properties fo:font-size="16pt" fo:language="zxx" fo:country="none" style:font-size-asian="16pt" style:language-asian="zxx" style:country-asian="none" style:language-complex="zxx" style:country-complex="none"/>
    </style:style>
    <style:style style:name="P42" style:family="paragraph" style:parent-style-name="Standard" style:list-style-name="">
      <style:paragraph-properties fo:text-align="center" style:justify-single-word="false" fo:keep-with-next="always"/>
      <style:text-properties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/>
    </style:style>
    <style:style style:name="P43" style:family="paragraph" style:parent-style-name="Standard" style:master-page-name="Converted4">
      <style:paragraph-properties fo:line-height="150%" fo:text-align="center" style:justify-single-word="false" style:page-number="auto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4" style:family="paragraph" style:parent-style-name="Standard">
      <style:paragraph-properties fo:margin-left="3.9335in" fo:margin-right="0in" fo:margin-top="0.0835in" fo:margin-bottom="0in" fo:line-height="150%" fo:text-align="end" style:justify-single-word="false" fo:text-indent="0.4925in" style:auto-text-indent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5" style:family="paragraph" style:parent-style-name="Standard">
      <style:paragraph-properties fo:margin-left="3.9335in" fo:margin-right="0in" fo:line-height="150%" fo:text-align="end" style:justify-single-word="false" fo:text-indent="0.4917in" style:auto-text-indent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6" style:family="paragraph" style:parent-style-name="Standard">
      <style:paragraph-properties fo:margin-top="0in" fo:margin-bottom="0.0835in" fo:text-align="center" style:justify-single-word="false" fo:break-before="pag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7" style:family="paragraph" style:parent-style-name="Standard">
      <style:paragraph-properties fo:margin-left="-0.0398in" fo:margin-right="-0.0398in" fo:line-height="90%" fo:text-align="center" style:justify-single-word="false" fo:text-indent="0in" style:auto-text-indent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8" style:family="paragraph" style:parent-style-name="Standard">
      <style:paragraph-properties fo:margin-left="1in" fo:margin-right="0.4909in" fo:text-align="justify" style:justify-single-word="false" fo:text-indent="-1in" style:auto-text-indent="false">
        <style:tab-stops>
          <style:tab-stop style:position="6.4957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size-complex="14pt"/>
    </style:style>
    <style:style style:name="T6" style:family="text">
      <style:text-properties style:font-size-complex="14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 </text:p>
      <text:p text:style-name="P32">Національний авіаційний університет</text:p>
      <text:p text:style-name="P1"/>
      <text:p text:style-name="P36">Кафедра аерокосмічних систем управління</text:p>
      <text:p text:style-name="P2"/>
      <text:p text:style-name="P37"><text:s/>ДОПУСТИТИ ДО ЗАХИСТУ</text:p>
      <text:p text:style-name="P38">Завідувач кафедри</text:p>
      <text:p text:style-name="P39"><text:s text:c="27"/>__________________________</text:p>
      <text:p text:style-name="P40">В. Азарсков</text:p>
      <text:p text:style-name="P11"/>
      <text:p text:style-name="P41">“_____”___________2020 р.</text:p>
      <text:p text:style-name="P12"/>
      <text:h text:style-name="P42" text:outline-level="2"/>
      <text:h text:style-name="P42" text:outline-level="2"><text:bookmark-start text:name="_Toc11443921"/><text:bookmark-start text:name="_Toc11450614"/><text:bookmark-start text:name="__RefHeading__3604_1113796858"/>ДИПЛОМНА РОБОТА<text:bookmark-end text:name="_Toc11443921"/><text:bookmark-end text:name="_Toc11450614"/><text:bookmark-end text:name="__RefHeading__3604_1113796858"/></text:h>
      <text:p text:style-name="P7"/>
      <text:p text:style-name="P34">(пояснювальна записка)</text:p>
      <text:p text:style-name="P1"/>
      <text:p text:style-name="P33">випускника освітньо-кваліфікаційного рівня</text:p>
      <text:p text:style-name="P33">“Бакалавр ”</text:p>
      <text:p text:style-name="P1"/>
      <text:p text:style-name="P1"/>
      <text:p text:style-name="P13"><text:span text:style-name="T1">Тема: <text:tab/>Розробка та графічне дослідження завадостійкого кодування для керування БПЛА</text:span></text:p>
      <text:p text:style-name="P13"><text:span text:style-name="T1"/></text:p>
      <text:p text:style-name="P14"/>
      <text:p text:style-name="P18">Виконавець: <text:s/><text:tab/><text:tab/><text:tab/><text:span text:style-name="T4"><text:tab/><text:tab/></text:span><text:span text:style-name="T7"> <text:s text:c="2"/></text:span>Харченко А.Л.</text:p>
      <text:p text:style-name="P18"/>
      <text:p text:style-name="P18">Керівник дипломної роботи: <text:tab/><text:span text:style-name="T4"><text:tab/><text:tab/></text:span><text:span text:style-name="T7"> <text:s text:c="2"/></text:span>Проф., доктор техн. наук Гаєв Є.О.</text:p>
      <text:p text:style-name="P18"/>
      <text:p text:style-name="P2"><text:span text:style-name="T6">Нормоконтролер: <text:tab/><text:tab/></text:span><text:span text:style-name="T5"><text:tab/><text:tab/></text:span><text:span text:style-name="T8"> <text:s text:c="2"/>Гаєв Є.О.</text:span></text:p>
      <text:p text:style-name="P2"><text:span text:style-name="T8"/></text:p>
      <text:p text:style-name="P2"><text:span text:style-name="T8"/></text:p>
      <text:p text:style-name="P24">Київ 2020</text:p>
      <text:p text:style-name="P43">НАЦІОНАЛЬНИЙ АВІАЦІЙНИЙ УНІВЕРСИТЕТ</text:p>
      <text:p text:style-name="P19">Факультет аеронавігації, електроніки та телекомунікацій</text:p>
      <text:p text:style-name="P19">Кафедра аерокосмічних систем управління</text:p>
      <text:p text:style-name="P8"><text:span text:style-name="T2">Напрям</text:span><text:span text:style-name="T3">:</text:span><text:span text:style-name="T2"> 6.050201 «Системна інженерія»</text:span></text:p>
      <text:p text:style-name="P44">ЗАТВЕРДЖУЮ</text:p>
      <text:p text:style-name="P45">Завідувач кафедри</text:p>
      <text:p text:style-name="P20">_____________В. Азарсков</text:p>
      <text:p text:style-name="P20">«_____» ___________2020 р.</text:p>
      <text:p text:style-name="P6"/>
      <text:p text:style-name="P6"/>
      <text:p text:style-name="P27">ЗАВДАННЯ</text:p>
      <text:p text:style-name="P27">на виконання дипломної роботи</text:p>
      <text:p text:style-name="P3"/>
      <text:p text:style-name="P18">Ім’я студента:<text:tab/><text:tab/>Харченко Антон Леонідович<text:tab/></text:p>
      <text:p text:style-name="P9"><text:span text:style-name="T2">1. Тема дипломної роботи: </text:span><text:span text:style-name="T3">Розробка та графічне дослідження завадостійкого кодування для керування БПЛА</text:span></text:p>
      <text:p text:style-name="P9"><text:span text:style-name="T2">затверджена наказом ректора від </text:span><text:span text:style-name="T3">_____________________________________</text:span></text:p>
      <text:p text:style-name="P9"><text:span text:style-name="T2">2. Термін виконання роботи: </text:span><text:span text:style-name="T3">з 20.12.2019 по 28.02.2020</text:span><text:span text:style-name="T2">.</text:span></text:p>
      <text:p text:style-name="P9"><text:span text:style-name="T2">3. Вихідні дані до роботи: </text:span><text:span text:style-name="T3">___________________________________________</text:span></text:p>
      <text:p text:style-name="P9"><text:span text:style-name="T2">4. Зміст пояснювальної записки: </text:span><text:span text:style-name="T3">______________________________________</text:span></text:p>
      <text:p text:style-name="P9"><text:span text:style-name="T2">5. Перелік обов'язкового графічного (ілюстративного) матеріалу: </text:span><text:span text:style-name="T3">__________</text:span></text:p>
      <text:p text:style-name="P9"/>
      <text:p text:style-name="P46"><text:s/>6. Календарний план-графік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№</text:p>
            <text:p text:style-name="P47">пор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7">Термін</text:p>
            <text:p text:style-name="P47">виконання</text:p>
          </table:table-cell>
          <table:table-cell table:style-name="Table1.A1" office:value-type="string">
            <text:p text:style-name="P4">Відмітка про виконання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1" office:value-type="string">
            <text:p text:style-name="P17">Огляд літератури.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4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5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6</text:p>
          </table:table-cell>
          <table:table-cell table:style-name="Table1.A1" office:value-type="string">
            <text:p text:style-name="P17">Написання пояснювальної записки</text:p>
          </table:table-cell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5">7. Дата видачі завдання: 20 грудня <text:s/>2019 р.</text:p>
      <text:p text:style-name="P15"/>
      <text:p text:style-name="P15"/>
      <text:p text:style-name="P16"><text:span text:style-name="T2">Керівник дипломної роботи ___________ <text:s/></text:span><text:span text:style-name="T3">Проф., доктор техн. наук Гаєв Є.О.</text:span></text:p>
      <text:p text:style-name="P35"><text:tab/><text:tab/><text:tab/><text:tab/><text:tab/>(підпис керівника)<text:tab/><text:tab/> <text:s text:c="23"/>(П.І.Б.)</text:p>
      <text:p text:style-name="P5"/>
      <text:p text:style-name="P5"/>
      <text:p text:style-name="P10"><text:span text:style-name="T2">Завдання прийняв до виконання <text:s text:c="2"/>_____________ <text:s/></text:span><text:span text:style-name="T3">Харченко А.Л</text:span></text:p>
      <text:p text:style-name="P35"><text:tab/><text:tab/><text:tab/><text:tab/><text:tab/><text:tab/>(підпис випускника)<text:tab/><text:tab/> <text:s/>(П.І.Б.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Зміст</text:p>
      <text:p text:style-name="P29"><text:tab/>ДИПЛОМНА РОБОТА...................................................................................1</text:p>
      <text:p text:style-name="P29"><text:tab/>АНОТАЦІЯ......................................................................................................3</text:p>
      <text:p text:style-name="P29"><text:tab/>ВСТУП.............................................................................................................5</text:p>
      <text:p text:style-name="P29"><text:tab/>ПОЯСНЮВАЛЬНІ ВІДОМОСТІ ПРО ЗНАЧЕННЯ РОБОТИ...................7</text:p>
      <text:p text:style-name="P29"><text:tab/>РОЗДІЛ 1.........................................................................................................9</text:p>
      <text:p text:style-name="P29"><text:tab/>Засоби транспортування інформації до БПЛА............................................9</text:p>
      <text:list xml:id="list5951239449714680962" text:style-name="L1">
        <text:list-item>
          <text:list>
            <text:list-item>
              <text:p text:style-name="P30">Загальний огляд, класифікація та історія БПЛА...................................11</text:p>
            </text:list-item>
            <text:list-item>
              <text:p text:style-name="P30"><text:s/>Види сигналів управління БПЛА..........................................................13</text:p>
            </text:list-item>
          </text:list>
        </text:list-item>
      </text:list>
      <text:p text:style-name="P29"><text:tab/>1.3 Комунікація з БПЛА за допомогою закодованих сигналів.................15</text:p>
      <text:p text:style-name="P29"><text:tab/>1.4 Підсумок..................................................................................................17</text:p>
      <text:p text:style-name="P29"><text:tab/>РОЗДІЛ 2.......................................................................................................19</text:p>
      <text:p text:style-name="P29"><text:tab/>Теорія інформації.........................................................................................19</text:p>
      <text:p text:style-name="P29"><text:tab/>2.1 Загальні відомості про теорію інформації та її історія......................21</text:p>
      <text:p text:style-name="P29"><text:tab/>2.2 Базові аксіоми та закони теорії інформації.........................................25</text:p>
      <text:p text:style-name="P29"><text:tab/>2.3 Дослідження методів кодування інформації.......................................29</text:p>
      <text:p text:style-name="P29"><text:tab/>2.4 Розробка завадостійкого кодування для керування БПЛА................31</text:p>
      <text:p text:style-name="P29"><text:tab/>2.7 Підсумок................................................................................................39</text:p>
      <text:p text:style-name="P29"><text:tab/>РОЗДІЛ 3......................................................................................................41</text:p>
      <text:p text:style-name="P29"><text:tab/>Використання засобів автоматизації Python 3.x <text:s/>для демонстрації <text:tab/>принципів роботи завадостійкого кодування для керування БПЛА.......41</text:p>
      <text:p text:style-name="P29"><text:tab/>3.1 Загальні відомості про мову програмування Python версії 3.х..........43</text:p>
      <text:p text:style-name="P29"><text:tab/>3.2 Опис інструментів автоматизації та принципів роботи <text:tab/>використаних <text:tab/>влаштованих та додаткових модулів...........................................................45</text:p>
      <text:p text:style-name="P29"><text:tab/>3.3 Демонстрація, лістинг і пояснення програми для кодування сигналів <text:tab/>керування БПЛА під впливом зашумленого середовища.........................47</text:p>
      <text:list xml:id="list974409555019847532" text:style-name="L2">
        <text:list-item>
          <text:list>
            <text:list-item>
              <text:p text:style-name="P31"><text:s/>Статистичне дослідження обраного методу кодування та декодування інформації під впливом зашумленого середовища..............................49</text:p>
            </text:list-item>
          </text:list>
        </text:list-item>
      </text:list>
      <text:p text:style-name="P29"><text:tab/>3.5 Підсумок..................................................................................................51</text:p>
      <text:p text:style-name="P29"><text:tab/>ВИСНОВКИ..................................................................................................53</text:p>
      <text:p text:style-name="P29"><text:tab/>ВИКОРИСТАНІ ДЖЕРЕЛА........................................................................55</text:p>
      <text:p text:style-name="P29"><text:soft-page-break/><text:tab/>ДОДАТКИ.....................................................................................................5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Calibri" fo:font-size="11pt" style:font-name-asian="Calibri1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0.9846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7T10:27:21</meta:creation-date>
    <dc:date>2020-01-17T17:10:33</dc:date>
    <meta:editing-duration>PT1H34M42S</meta:editing-duration>
    <meta:editing-cycles>12</meta:editing-cycles>
    <meta:generator>OpenOffice/4.1.5$Unix OpenOffice.org_project/415m1$Build-9789</meta:generator>
    <meta:document-statistic meta:table-count="1" meta:image-count="0" meta:object-count="0" meta:page-count="5" meta:paragraph-count="91" meta:word-count="344" meta:character-count="4560"/>
  </office:meta>
</office:document-meta>
</file>